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a deep fog.</text:p>
          </table:table-cell>
          <table:table-cell table:number-columns-repeated="1020"/>
        </table:table-row>
        <table:table-row>
          <table:table-cell table:style-name="ce0" office:value-type="string">
            <text:p>い、今昼間だよ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sn't it the middle of the day right now...?</text:p>
          </table:table-cell>
          <table:table-cell table:number-columns-repeated="1020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'm sure the sun shouldn't have set yet.</text:p>
          </table:table-cell>
          <table:table-cell table:number-columns-repeated="1020"/>
        </table:table-row>
        <table:table-row>
          <table:table-cell table:style-name="ce0" office:value-type="string">
            <text:p>なんか不気味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real mysterious...</text:p>
          </table:table-cell>
          <table:table-cell table:number-columns-repeated="1020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ppened to overhear a little rumor...</text:p>
          </table:table-cell>
          <table:table-cell table:number-columns-repeated="1020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style-name="ce0"/>
          <table:table-cell table:style-name="ce0"/>
          <table:table-cell table:style-name="ce0" office:value-type="string">
            <text:p>Sometimes, in the sea between the Midlands
and the Eastlands, a phantom ship sails out
of the darkness...</text:p>
          </table:table-cell>
          <table:table-cell table:number-columns-repeated="1020"/>
        </table:table-row>
        <table:table-row>
          <table:table-cell table:style-name="ce0" office:value-type="string">
            <text:p>（ビクッ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Eeep!)</text:p>
          </table:table-cell>
          <table:table-cell table:number-columns-repeated="1020"/>
        </table:table-row>
        <table:table-row>
          <table:table-cell table:style-name="ce0" office:value-type="string">
            <text:p>や、やだな・・・にゃんこった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like the sound of that... Nyanko, you
bully!</text:p>
          </table:table-cell>
          <table:table-cell table:number-columns-repeated="1020"/>
        </table:table-row>
        <table:table-row>
          <table:table-cell table:style-name="ce0" office:value-type="string">
            <text:p>そんなのあるわけないじゃん！</text:p>
          </table:table-cell>
          <table:table-cell table:style-name="ce0"/>
          <table:table-cell table:style-name="ce0"/>
          <table:table-cell table:style-name="ce0" office:value-type="string">
            <text:p>There's no way a phantom ship like that
really exists!</text:p>
          </table:table-cell>
          <table:table-cell table:number-columns-repeated="1020"/>
        </table:table-row>
        <table:table-row>
          <table:table-cell table:style-name="ce0" office:value-type="string">
            <text:p>っ！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?!?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style-name="ce0"/>
          <table:table-cell table:style-name="ce0"/>
          <table:table-cell table:style-name="ce0" office:value-type="string">
            <text:p>U-U-Ummm.... e-everyone...</text:p>
          </table:table-cell>
          <table:table-cell table:number-columns-repeated="1020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exactly right. Phantoms and the
paranormal are nothing but unscientific
nonsense.</text:p>
          </table:table-cell>
          <table:table-cell table:number-columns-repeated="1020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, it's gotta just be people mistakin'
fishing ships for spooky phantom ships!</text:p>
          </table:table-cell>
          <table:table-cell table:number-columns-repeated="1020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ver there, on the... on the horizon...!</text:p>
          </table:table-cell>
          <table:table-cell table:number-columns-repeated="1020"/>
        </table:table-row>
        <table:table-row>
          <table:table-cell table:style-name="ce0" office:value-type="string">
            <text:p>どうした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what's wrong?</text:p>
          </table:table-cell>
          <table:table-cell table:number-columns-repeated="1020"/>
        </table:table-row>
        <table:table-row>
          <table:table-cell table:style-name="ce0" office:value-type="string">
            <text:p>水平線に何かあっ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 you see something on the horizon?</text:p>
          </table:table-cell>
          <table:table-cell table:number-columns-repeated="1020"/>
        </table:table-row>
        <table:table-row>
          <table:table-cell table:style-name="ce0" office:value-type="string">
            <text:p>ひ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p...!!</text:p>
          </table:table-cell>
          <table:table-cell table:number-columns-repeated="1020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could that be? I see some kind of
blue flame...</text:p>
          </table:table-cell>
          <table:table-cell table:number-columns-repeated="1020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style-name="ce0"/>
          <table:table-cell table:style-name="ce0"/>
          <table:table-cell table:style-name="ce0" office:value-type="string">
            <text:p>Passenger
“Ph-Ph-Ph-Phantom shiiiiiiiiiiippp!!!”</text:p>
          </table:table-cell>
          <table:table-cell table:number-columns-repeated="1020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style-name="ce0"/>
          <table:table-cell table:style-name="ce0"/>
          <table:table-cell table:style-name="ce0" office:value-type="string">
            <text:p>Passenger
“We're gonna get swept away into the
netherworld! Run!! Get inside!!”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-Saotome-kun... we should hide, too!
I-I'm super scaaared!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-Maybe it would be best if we hid down in
the ship?</text:p>
          </table:table-cell>
          <table:table-cell table:number-columns-repeated="1020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 ship's being pursued by a
mysterious force.</text:p>
          </table:table-cell>
          <table:table-cell table:number-columns-repeated="1020"/>
        </table:table-row>
        <table:table-row>
          <table:table-cell table:style-name="ce0" office:value-type="string">
            <text:p>退避するとしよう。</text:p>
          </table:table-cell>
          <table:table-cell table:style-name="ce0"/>
          <table:table-cell table:style-name="ce0"/>
          <table:table-cell table:style-name="ce0" office:value-type="string">
            <text:p>Let's pull b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